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### Includes and Definitions</text:p>
      <text:p text:style-name="Standard">```c</text:p>
      <text:p text:style-name="Standard">#include &lt;stdio.h&gt;</text:p>
      <text:p text:style-name="Standard">#include &lt;stdlib.h&gt;</text:p>
      <text:p text:style-name="Standard">#include &lt;string.h&gt;</text:p>
      <text:p text:style-name="Standard">#include &lt;sys/socket.h&gt;</text:p>
      <text:p text:style-name="Standard">#include &lt;sys/types.h&gt;</text:p>
      <text:p text:style-name="Standard">#include &lt;arpa/inet.h&gt;</text:p>
      <text:p text:style-name="Standard">#include &lt;unistd.h&gt;</text:p>
      <text:p text:style-name="Standard">#include &lt;pthread.h&gt;</text:p>
      <text:p text:style-name="Standard"/>
      <text:p text:style-name="Standard">#define SIZE 100</text:p>
      <text:p text:style-name="Standard">```</text:p>
      <text:p text:style-name="Standard">Here, the necessary header files are included for socket programming (`stdio.h`, `stdlib.h`, `string.h`, `sys/socket.h`, `sys/types.h`, `arpa/inet.h`, `unistd.h`, `pthread.h`). The `SIZE` macro is defined to set the size of arrays.</text:p>
      <text:p text:style-name="Standard"/>
      <text:p text:style-name="Standard">### Global Variables</text:p>
      <text:p text:style-name="Standard">```c</text:p>
      <text:p text:style-name="Standard">char msg[SIZE];</text:p>
      <text:p text:style-name="Standard">```</text:p>
      <text:p text:style-name="Standard">This defines a global character array `msg` with a size of `SIZE`, which is used to store messages sent and received by the client.</text:p>
      <text:p text:style-name="Standard"/>
      <text:p text:style-name="Standard">### receive Function</text:p>
      <text:p text:style-name="Standard">```c</text:p>
      <text:p text:style-name="Standard">void *receive(void *mySocket) {</text:p>
      <text:p text:style-name="Standard"><text:s text:c="4"/>int sockfd = *((int *)mySocket);</text:p>
      <text:p text:style-name="Standard"><text:s text:c="4"/>int len;</text:p>
      <text:p text:style-name="Standard"/>
      <text:p text:style-name="Standard"><text:s text:c="4"/>while ((len=recv(sockfd, msg, SIZE, 0) &gt; 0)) {</text:p>
      <text:p text:style-name="Standard"><text:s text:c="8"/>msg[len] = '\0';</text:p>
      <text:p text:style-name="Standard"><text:s text:c="8"/>fputs(msg, stdout);</text:p>
      <text:p text:style-name="Standard"><text:s text:c="4"/>}</text:p>
      <text:p text:style-name="Standard">}</text:p>
      <text:p text:style-name="Standard">```</text:p>
      <text:p text:style-name="Standard">This function is responsible for receiving messages from the server. It runs in a separate thread to continuously receive messages while the main thread handles sending messages. It takes a socket file descriptor as an argument (`mySocket`), casts it to an integer, and then uses it to receive messages via `recv()`. The received message is then printed to standard output (`stdout`).</text:p>
      <text:p text:style-name="Standard"/>
      <text:p text:style-name="Standard">### main Function</text:p>
      <text:p text:style-name="Standard">```c</text:p>
      <text:p text:style-name="Standard">int main(int argc, char *argv[]) {</text:p>
      <text:p text:style-name="Standard"><text:s text:c="4"/>pthread_t receiver;</text:p>
      <text:p text:style-name="Standard"><text:s text:c="4"/>char sendmsg[SIZE], clientName[SIZE];</text:p>
      <text:p text:style-name="Standard"><text:s text:c="4"/>int sockfd;</text:p>
      <text:p text:style-name="Standard"><text:s text:c="4"/>struct sockaddr_in server;</text:p>
      <text:p text:style-name="Standard"/>
      <text:p text:style-name="Standard"><text:s text:c="4"/>strcpy(clientName, argv[1]);</text:p>
      <text:p text:style-name="Standard"><text:soft-page-break/></text:p>
      <text:p text:style-name="Standard"><text:s text:c="4"/>sockfd = socket(AF_INET, SOCK_STREAM, 0);</text:p>
      <text:p text:style-name="Standard"/>
      <text:p text:style-name="Standard"><text:s text:c="4"/>server.sin_family = AF_INET;</text:p>
      <text:p text:style-name="Standard"><text:s text:c="4"/>server.sin_port = htons(5600);</text:p>
      <text:p text:style-name="Standard"><text:s text:c="4"/>server.sin_addr.s_addr = INADDR_ANY;</text:p>
      <text:p text:style-name="Standard"/>
      <text:p text:style-name="Standard"><text:s text:c="4"/>connect(sockfd, (struct sockaddr*)&amp;server, sizeof(server));</text:p>
      <text:p text:style-name="Standard"/>
      <text:p text:style-name="Standard"><text:s text:c="4"/>pthread_create(&amp;receiver, NULL, (void *)receive, &amp;sockfd);</text:p>
      <text:p text:style-name="Standard"/>
      <text:p text:style-name="Standard"><text:s text:c="4"/>while (fgets(msg, SIZE, stdin) &gt; 0) {</text:p>
      <text:p text:style-name="Standard"><text:s text:c="8"/>strcpy(sendmsg, clientName);</text:p>
      <text:p text:style-name="Standard"><text:s text:c="8"/>strcat(sendmsg, " : ");</text:p>
      <text:p text:style-name="Standard"><text:s text:c="8"/>strcat(sendmsg, msg);</text:p>
      <text:p text:style-name="Standard"><text:s text:c="8"/>send(sockfd, sendmsg, strlen(sendmsg), 0);</text:p>
      <text:p text:style-name="Standard"><text:s text:c="4"/>}</text:p>
      <text:p text:style-name="Standard"/>
      <text:p text:style-name="Standard"><text:s text:c="4"/>pthread_join(receiver, NULL);</text:p>
      <text:p text:style-name="Standard"><text:s text:c="4"/>return 0;</text:p>
      <text:p text:style-name="Standard">}</text:p>
      <text:p text:style-name="Standard">```</text:p>
      <text:p text:style-name="Standard">- `pthread_t receiver;`: Declares a pthread variable for the receiver thread.</text:p>
      <text:p text:style-name="Standard">- `char sendmsg[SIZE], clientName[SIZE];`: Defines character arrays to store messages to be sent and the client's name.</text:p>
      <text:p text:style-name="Standard">- `int sockfd;`: Defines the socket file descriptor.</text:p>
      <text:p text:style-name="Standard">- `struct sockaddr_in server;`: Defines a structure for the server's address.</text:p>
      <text:p text:style-name="Standard"/>
      <text:p text:style-name="Standard">1. `strcpy(clientName, argv[1]);`: Copies the client's name from the command line arguments.</text:p>
      <text:p text:style-name="Standard">2. `sockfd = socket(AF_INET, SOCK_STREAM, 0);`: Creates a socket using IPv4 and TCP protocol.</text:p>
      <text:p text:style-name="Standard">3. `server.sin_family = AF_INET;`: Sets the server address family to IPv4.</text:p>
      <text:p text:style-name="Standard">4. `server.sin_port = htons(5600);`: Sets the port number to 5600.</text:p>
      <text:p text:style-name="Standard">5. `server.sin_addr.s_addr = INADDR_ANY;`: Sets the server IP address to any available IP.</text:p>
      <text:p text:style-name="Standard">6. `connect(sockfd, (struct sockaddr*)&amp;server, sizeof(server));`: Connects to the server using the specified socket and server address.</text:p>
      <text:p text:style-name="Standard"/>
      <text:p text:style-name="Standard">The `pthread_create()` function creates a new thread (`receiver`) that executes the `receive` function to handle incoming messages from the server concurrently.</text:p>
      <text:p text:style-name="Standard"/>
      <text:p text:style-name="Standard">The `while` loop continuously reads messages from the user using `fgets()` and sends them to the server after formatting them with the client's name.</text:p>
      <text:p text:style-name="Standard"/>
      <text:p text:style-name="Standard">Finally, `pthread_join(receiver, NULL);` waits for the receiver thread to finish before exiting the program.</text:p>
      <text:p text:style-name="Standard"/>
      <text:p text:style-name="Standard">Overall, this code sets up a client that can send messages to a server and receives messages from the server simultaneously using separate thread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8:23:50.182921273</meta:creation-date>
    <dc:date>2024-04-14T18:24:49.620686052</dc:date>
    <meta:editing-duration>PT1M</meta:editing-duration>
    <meta:editing-cycles>1</meta:editing-cycles>
    <meta:document-statistic meta:table-count="0" meta:image-count="0" meta:object-count="0" meta:page-count="2" meta:paragraph-count="68" meta:word-count="454" meta:character-count="3367" meta:non-whitespace-character-count="2857"/>
    <meta:generator>LibreOffice/7.4.7.2$Linux_X86_64 LibreOffice_project/40$Build-2</meta:generator>
  </office:meta>
</office:document-meta>
</file>